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4cm" fo:min-width="3.178cm"/>
    </style:style>
    <style:style style:name="gr2" style:family="graphic" style:parent-style-name="standard">
      <style:graphic-properties draw:textarea-horizontal-align="justify" draw:textarea-vertical-align="middle" draw:auto-grow-height="false" fo:min-height="2.305cm" fo:min-width="3.3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85cm" fo:min-width="6.8cm"/>
    </style:style>
    <style:style style:name="gr5" style:family="graphic" style:parent-style-name="standard">
      <style:graphic-properties draw:textarea-horizontal-align="justify" draw:textarea-vertical-align="middle" draw:auto-grow-height="false" fo:min-height="2.7cm" fo:min-width="2.25cm"/>
    </style:style>
    <style:style style:name="gr6" style:family="graphic" style:parent-style-name="standard">
      <style:graphic-properties draw:textarea-horizontal-align="justify" draw:textarea-vertical-align="middle" draw:auto-grow-height="false" fo:min-height="1.745cm" fo:min-width="6.3cm"/>
    </style:style>
    <style:style style:name="gr7" style:family="graphic" style:parent-style-name="standard">
      <style:graphic-properties draw:textarea-horizontal-align="justify" draw:textarea-vertical-align="middle" draw:auto-grow-height="false" fo:min-height="2.25cm" fo:min-width="6.3cm"/>
    </style:style>
    <style:style style:name="gr8" style:family="graphic" style:parent-style-name="standard">
      <style:graphic-properties draw:textarea-horizontal-align="justify" draw:textarea-vertical-align="middle" draw:auto-grow-height="false" fo:min-height="2.006cm" fo:min-width="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5.2cm" svg:height="3.38cm" svg:x="7.4cm" svg:y="1.5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5.5cm" svg:height="3.611cm" svg:x="7cm" svg:y="24.689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s" svg:x1="10cm" svg:y1="4.9cm" svg:x2="10.6cm" svg:y2="7.805cm" draw:start-shape="id1" draw:start-glue-point="8" svg:d="M10000 4900v502l600 2403" svg:viewBox="0 0 601 2906">
          <text:p/>
        </draw:connector>
        <draw:custom-shape draw:style-name="gr4" draw:text-style-name="P1" xml:id="id2" draw:id="id2" draw:layer="layout" svg:width="7.3cm" svg:height="2.1cm" svg:x="6.1cm" svg:y="9cm">
          <text:p text:style-name="P1">Iloczyn = 1</text:p>
          <text:p text:style-name="P1">I = 0</text:p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5.5cm" svg:height="5.9cm" svg:x="7.3cm" svg:y="12.1cm">
          <text:p text:style-name="P1">I &lt;= 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s" svg:x1="9.75cm" svg:y1="11.1cm" svg:x2="10.05cm" svg:y2="12.1cm" draw:start-shape="id2" draw:end-shape="id3" svg:d="M9750 11100v501l300-2v501" svg:viewBox="0 0 301 1001">
          <text:p/>
        </draw:connector>
        <draw:custom-shape draw:style-name="gr6" draw:text-style-name="P1" xml:id="id4" draw:id="id4" draw:layer="layout" svg:width="6.8cm" svg:height="1.995cm" draw:transform="skewX (0.520631715869908) translate (7.244cm 5.805cm)">
          <text:p text:style-name="P1">Pobierz n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s" svg:x1="9.5cm" svg:y1="7.8cm" svg:x2="9.75cm" svg:y2="9cm" draw:start-shape="id4" draw:start-glue-point="2" draw:end-shape="id2" draw:end-glue-point="0" svg:d="M9500 7800v500l250 199v501" svg:viewBox="0 0 251 1201">
          <text:p/>
        </draw:connector>
        <draw:custom-shape draw:style-name="gr6" draw:text-style-name="P1" xml:id="id5" draw:id="id5" draw:layer="layout" svg:width="6.8cm" svg:height="1.995cm" draw:transform="skewX (0.520631715869908) translate (12.544cm 18.305cm)">
          <text:p text:style-name="P1">Pobierz a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s" svg:x1="12.8cm" svg:y1="15.05cm" svg:x2="15.944cm" svg:y2="18.305cm" draw:start-shape="id3" draw:start-glue-point="7" draw:end-shape="id5" svg:d="M12800 15050h502l2642 2753v502" svg:viewBox="0 0 3145 3256">
          <text:p/>
        </draw:connector>
        <draw:custom-shape draw:style-name="gr7" draw:text-style-name="P1" xml:id="id6" draw:id="id6" draw:layer="layout" svg:width="6.8cm" svg:height="2.5cm" svg:x="11.6cm" svg:y="21.1cm">
          <text:p text:style-name="P1">Iloczyn *= a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s" svg:x1="14.8cm" svg:y1="20.3cm" svg:x2="15cm" svg:y2="21.1cm" draw:start-shape="id5" draw:start-glue-point="2" draw:end-shape="id6" svg:d="M14800 20300v500l200-201v501" svg:viewBox="0 0 201 801">
          <text:p/>
        </draw:connector>
        <draw:connector draw:style-name="gr3" draw:text-style-name="P2" draw:layer="layout" draw:type="lines" svg:x1="9.531cm" svg:y1="9.801cm" svg:x2="9.825cm" svg:y2="9.001cm" svg:d="M9531 9801l294-1301v501" svg:viewBox="0 0 295 1302">
          <text:p/>
        </draw:connector>
        <draw:connector draw:style-name="gr3" draw:text-style-name="P2" draw:layer="layout" draw:type="lines" svg:x1="15cm" svg:y1="21.1cm" svg:x2="15cm" svg:y2="21.1cm" draw:start-shape="id6" draw:end-shape="id6" draw:end-glue-point="0" svg:d="M15000 21100v-501z" svg:viewBox="0 0 1 502">
          <text:p/>
        </draw:connector>
        <draw:custom-shape draw:style-name="gr8" draw:text-style-name="P1" xml:id="id7" draw:id="id7" draw:layer="layout" svg:width="5.5cm" svg:height="2.256cm" draw:transform="skewX (0.434936049596987) translate (2.048cm 18cm)">
          <text:p text:style-name="P1">Drukuj iloczyn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s" svg:x1="7.3cm" svg:y1="15.05cm" svg:x2="4.798cm" svg:y2="18cm" draw:start-shape="id3" draw:start-glue-point="5" draw:end-shape="id7" svg:d="M7300 15050h-501l-2001 2449v501" svg:viewBox="0 0 2503 2951">
          <text:p/>
        </draw:connector>
        <draw:connector draw:style-name="gr3" draw:text-style-name="P2" draw:layer="layout" draw:type="lines" svg:x1="3.75cm" svg:y1="20.256cm" svg:x2="7cm" svg:y2="26.494cm" draw:start-shape="id7" draw:start-glue-point="2" draw:end-shape="id8" svg:d="M3750 20256v501l2749 5737h501" svg:viewBox="0 0 3251 6239">
          <text:p/>
        </draw:connector>
        <draw:connector draw:style-name="gr3" draw:text-style-name="P2" draw:layer="layout" svg:x1="18.4cm" svg:y1="22.35cm" svg:x2="13.4cm" svg:y2="10.05cm" draw:start-shape="id6" draw:start-glue-point="1" draw:end-shape="id2" draw:end-glue-point="1" svg:d="M18400 22350h501v-12300h-5501" svg:viewBox="0 0 5502 12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8T11:58:26.588063492</meta:creation-date>
    <dc:date>2018-12-18T12:11:07.727023874</dc:date>
    <meta:editing-duration>PT1M8S</meta:editing-duration>
    <meta:editing-cycles>1</meta:editing-cycles>
    <meta:document-statistic meta:object-count="18"/>
    <meta:generator>LibreOffice/6.0.6.2$Linux_X86_64 LibreOffice_project/00m0$Build-2</meta:generator>
  </office:meta>
</office:document-meta>
</file>